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style:style style:name="T8" style:family="text">
      <style:text-properties officeooo:rsid="00095242"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3"><text:span text:style-name="T5">Still stunned she held her gaze now with the wall behind the doctor, and gently shivered her head.</text:span></text:p>
      <text:p text:style-name="P3"><text:span text:style-name="T5">Turning to the mother he now said “Now other than carrying out further tests is there anything else I can do to help?”</text:span></text:p>
      <text:p text:style-name="P3"><text:span text:style-name="T5">“How will the clinic contact us”</text:span></text:p>
      <text:p text:style-name="P3"><text:span text:style-name="T5">“I expect they'll call in the morning </text:span><text:span text:style-name="T8">but sometimes they can be busy, she can I expect the counsillor to see her tomorrow and Thursday at the la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3:07:08.064512559</dc:date>
    <meta:editing-cycles>10</meta:editing-cycles>
    <meta:editing-duration>PT1H14M5S</meta:editing-duration>
    <dc:creator>Pete Curati</dc:creator>
    <meta:document-statistic meta:table-count="0" meta:image-count="0" meta:object-count="0" meta:page-count="1" meta:paragraph-count="10" meta:word-count="640" meta:character-count="3449" meta:non-whitespace-character-count="2799"/>
    <meta:user-defined meta:name="Info 1"/>
    <meta:user-defined meta:name="Info 2"/>
    <meta:user-defined meta:name="Info 3"/>
    <meta:user-defined meta:name="Info 4"/>
  </office:meta>
</office:document-meta>
</file>